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6.694cm"/>
    </style:style>
    <style:style style:name="co12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3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20er den Mitspielern anzeigen.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40er den Mitspielern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echnologie zur Verbindung mit Geräten in der Nähe implementieren.</text:p>
          </table:table-cell>
        </table:table-row>
      </table:table>
      <table:table table:name="US2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erstellung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Spielbeitritt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Welche Inhalte kommen in Spielmodi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Neues Spiel starten, Spiel beitreten, Spiel erstellen, Spielregeln, Namen ändern, Statistik, Optionen, bee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Spielelobby, Spieler in der Nähe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2er/3er/4er-Schnapsen und Zurück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beitrit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ählt in der Spiellobby Spiel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klickt auf beitrete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n der ausgewählten Lobby mit dem gewünschen Spielmodu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klickt auf „Neues Spiel“ und wählt „zweier“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Tritt durch klicken auf das Spiel von Spieler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m ausgewählten Spielmodus</text:p>
          </table:table-cell>
          <table:table-cell table:number-columns-repeated="8"/>
        </table:table-row>
      </table:table>
      <table:table table:name="U3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kann 3er-Schnapsen spiel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sich zwei andere Spieler in der Lobby befinden und das Spiel gestartet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andere Spieler müssen am Spiel teilnehm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</table:table>
      <table:table table:name="US17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ein Spiel zu Ende sei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Spiel zu Ende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zu Ende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Spiel zu Ende durchgeführt wurde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Sobald ein Spieler 24 Gesamtpunkte (Bummerl) erreicht h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Wenn der Spielvorgang beende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regelmäßiges spie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nhand der Gesamtpunkte der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insgesamt 3 Spieler im Spiel befi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Wechselndes Spielen (Spieler1 gibt, Spieler 2 gibt, Spieler3 gib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gestoch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Punkte werden gez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Voränge werden wiederholt bis ein Spieler 24 Gesamtpunkte h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(Runde) wird beende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er (Exception im Clien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spiel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1 Gegenfleck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Spieler1 erreicht 70 Punk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nde 24Pkt</text:p>
          </table:table-cell>
          <table:table-cell table:number-columns-repeated="8"/>
        </table:table-row>
      </table:table>
      <table:table table:name="3XUS17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er (Exception im Clien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“Bauernschnaps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egner bkeommen jeweils 12 Spielpunkte</text:p>
          </table:table-cell>
          <table:table-cell table:number-columns-repeated="8"/>
        </table:table-row>
      </table:table>
      <table:table table:name="US17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beim 3er-Schnap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jederzei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Farbe muss gewäh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Der Gewinner Spielt wieder eine neu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zwei ist am Zu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Trumpf und Rufspiel (Schnapser) ist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kann nur die selbe Farbe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</table:table>
      <table:table table:name="US17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austausc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s kann ausgetausch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austausc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, der das höchste Spiel genann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0-2 Karten vom Tal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ein Spiel 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</table:table>
      <table:table table:name="US17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gefleckts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Möglichkeiten ergeben sich in einem geflecktem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nn die Gegner glauben, sie können das Spiel gewinnen wird das Spiel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kann wieder gegenflecken und die Punkte vervierfachen si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Gegner müssen fleck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</table:table>
      <table:table table:name="US17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fleck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fl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gefleck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fleck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fleck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Gegner des rufenden Spiel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Gegner glauben, dass der Rufer das Spiel verl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</table:table>
      <table:table table:name="US17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erhält die Punkt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en die Punkte erhalt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en die Punkte erhalten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Gewinnt der Rufer, erhält er die zugeordneten Punkte, andernfalls erhalten die Gegner die Punk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as Spiel (Runde) zu Ende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die zugeordenten Punkte</text:p>
          </table:table-cell>
          <table:table-cell table:number-columns-repeated="8"/>
        </table:table-row>
      </table:table>
      <table:table table:name="US17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spielt gegeneinadne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werden die Spieler ausgewähl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 spielt gegen die anderen beiden Spiel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Gegner sind automatisch die Spieler, die kein oder ein niedrigeres Spiel gerufen hab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</table:table>
      <table:table table:name="US17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</table:table>
      <table:table table:name="US16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jedoch nicht La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ist am Zug</text:p>
          </table:table-cell>
          <table:table-cell table:number-columns-repeated="8"/>
        </table:table-row>
      </table:table>
      <table:table table:name="US16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chnapser, Land, Kontraschnapser, Bauernschnapser, Kontrabauernschnaps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höchstgerufene Spiel wird gespielt, wird keines gerufen, wird ein normales Spiel gespie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</table:table>
      <table:table table:name="US16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</table:table>
      <table:table table:name="US16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ntscheiden, ob Trumpf angesagt oder aufgedeckt wir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/aufd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/aufdeck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ie ersten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</table:table>
      <table:table table:name="US1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 <text:s/>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dem Beiseitelegen des Stap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</table:table>
      <table:table table:name="US1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beseitegele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beiseite le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beiseitele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wei Karten als Stap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jedem Spieler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</table:table>
      <table:table table:name="US1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usgeteil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muss beim Austeilen beachte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m Spieler 6 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as Spiel gestartet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Jeder Spieler bekommt 3 Karten, 2 Karten dienen als Stapel, den Spieler werden wieder 3 Karten ausgetei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</table:table>
      <table:table table:name="US1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der Spieler sehen könn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s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se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alle von ihm gestochenen Karten und den letzten Stich des Gegn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Karte gestochen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Bis kein Spieler mehr Karten besitz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2 Spieler / 3 Spieler / 4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6 Karten ausgeteilt, Stich wurde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Gegn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piel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sieht seien gestochnen Karten und die Karten von Spieler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.00.0000</text:date>, <text:time style:data-style-name="N2" text:time-value="20:27:31.711426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1T22:03:49.759188228</dc:date>
    <meta:editing-duration>PT11H57M2S</meta:editing-duration>
    <meta:editing-cycles>89</meta:editing-cycles>
    <meta:generator>LibreOffice/4.2.7.2$Linux_X86_64 LibreOffice_project/420m0$Build-2</meta:generator>
    <meta:document-statistic meta:table-count="20" meta:cell-count="997" meta:object-count="0"/>
  </office:meta>
</office:document-meta>
</file>